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 style:list-style-name="L2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émonstration de l'utilisation des propriétés</text:p>
      <text:p text:style-name="P1">d'un objet dans le document</text:p>
      <text:p text:style-name="P1"/>
      <text:p text:style-name="P2">Utilisateur :</text:p>
      <text:list xml:id="list1506451729" text:style-name="L2">
        <text:list-item>
          <text:p text:style-name="P6"><text:span text:style-name="T1">Nom : ${utilisateur.nom}</text:span></text:p>
        </text:list-item>
        <text:list-item>
          <text:p text:style-name="P6"><text:span text:style-name="T1">Prénom : ${utilisateur.prenom}</text:span></text:p>
        </text:list-item>
        <text:list-item>
          <text:p text:style-name="P6"><text:span text:style-name="T1">Age : ${utilisateur.age}</text:span>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enoît Courtine</meta:initial-creator>
    <meta:creation-date>2010-10-14T12:24:41.43</meta:creation-date>
    <dc:date>2010-10-23T12:36:01</dc:date>
    <dc:creator>Benoît Courtine</dc:creator>
    <meta:editing-duration>PT00H37M12S</meta:editing-duration>
    <meta:editing-cycles>11</meta:editing-cycles>
    <meta:generator>OpenOffice.org/3.2$Unix OpenOffice.org_project/320m18$Build-9502</meta:generator>
    <meta:document-statistic meta:table-count="0" meta:image-count="0" meta:object-count="0" meta:page-count="1" meta:paragraph-count="6" meta:word-count="24" meta:character-count="166"/>
  </office:meta>
</office:document-meta>
</file>